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20000000807297FE3DCE11F88.png" manifest:media-type="image/png"/>
  <manifest:file-entry manifest:full-path="Pictures/100000000000001200000008188AB6169FF25D4A.png" manifest:media-type="image/png"/>
  <manifest:file-entry manifest:full-path="Pictures/10000000000000120000000884CF81AD0541D4A9.png" manifest:media-type="image/png"/>
  <manifest:file-entry manifest:full-path="Pictures/2000000700005D1D00003A8890A28EC59A2F0740.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NewRomanPS-BoldMT" svg:font-family="TimesNewRomanPS-BoldMT"/>
    <style:font-face style:name="Wingdings-Regular" svg:font-family="Wingdings-Regular"/>
    <style:font-face style:name="TimesNewRomanPSMT" svg:font-family="TimesNewRomanPSMT" style:font-family-generic="roman"/>
    <style:font-face style:name="TimesNewRomanPS-ItalicMT" svg:font-family="TimesNewRomanPS-ItalicMT" style:font-family-generic="script"/>
    <style:font-face style:name="Tahoma" svg:font-family="Tahoma"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fo:font-weight="normal" style:font-name-asian="Tahoma" style:font-size-asian="12pt" style:font-style-asian="normal" style:font-weight-asian="normal" style:font-name-complex="Tahoma" style:font-size-complex="12pt" style:font-style-complex="normal" style:font-weight-complex="normal"/>
    </style:style>
    <style:style style:name="P2"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fo:font-weight="normal" style:font-name-asian="TimesNewRomanPS-ItalicMT" style:font-size-asian="12pt" style:font-style-asian="normal" style:font-weight-asian="normal" style:font-name-complex="TimesNewRomanPS-ItalicMT" style:font-size-complex="12pt" style:font-style-complex="normal" style:font-weight-complex="normal"/>
    </style:style>
    <style:style style:name="P3"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4"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6"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style:text-underline-style="none" fo:font-weight="normal" style:font-name-asian="TimesNewRomanPS-ItalicMT" style:font-size-asian="12pt" style:font-style-asian="normal" style:font-weight-asian="normal" style:font-name-complex="TimesNewRomanPS-ItalicMT" style:font-size-complex="12pt" style:font-style-complex="normal" style:font-weight-complex="normal"/>
    </style:style>
    <style:style style:name="P7"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style:text-underline-style="solid" style:text-underline-width="auto" style:text-underline-color="font-color"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8"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1" fo:font-size="12pt" style:text-underline-style="solid" style:text-underline-width="auto" style:text-underline-color="font-color" style:font-name-asian="TimesNewRomanPS-BoldMT" style:font-size-asian="12pt" style:language-asian="es" style:country-asian="ES" style:font-name-complex="TimesNewRomanPS-BoldMT" style:font-size-complex="12pt"/>
    </style:style>
    <style:style style:name="P9"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1" fo:font-size="12pt" style:font-name-asian="TimesNewRomanPSMT" style:font-size-asian="12pt" style:font-name-complex="TimesNewRomanPSMT" style:font-size-complex="12pt"/>
    </style:style>
    <style:style style:name="P10"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weight="bold" style:font-name-asian="TimesNewRomanPS-BoldMT" style:font-size-asian="12pt" style:language-asian="es" style:country-asian="ES" style:font-weight-asian="bold" style:font-name-complex="TimesNewRomanPS-BoldMT" style:font-size-complex="12pt" style:font-weight-complex="bold"/>
    </style:style>
    <style:style style:name="P11"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language-asian="es" style:country-asian="ES" style:font-name-complex="Times New Roman" style:font-size-complex="12pt"/>
    </style:style>
    <style:style style:name="P12"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language-asian="es" style:country-asian="ES" style:font-name-complex="Arial3" style:font-size-complex="12pt" style:font-weight-complex="bold"/>
    </style:style>
    <style:style style:name="P13"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language-asian="es" style:country-asian="ES" style:font-name-complex="Arial3" style:font-size-complex="12pt"/>
    </style:style>
    <style:style style:name="P14"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font-name-complex="Times New Roman" style:font-size-complex="12pt"/>
    </style:style>
    <style:style style:name="P15"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size-asian="12pt" style:font-size-complex="12pt"/>
    </style:style>
    <style:style style:name="P16"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 fo:font-size="12pt" style:font-name-asian="Tahoma" style:font-size-asian="12pt" style:font-name-complex="Tahoma" style:font-size-complex="12pt"/>
    </style:style>
    <style:style style:name="P17"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text-underline-style="solid" style:text-underline-width="auto" style:text-underline-color="font-color" style:font-name-asian="Times New Roman" style:font-size-asian="12pt" style:language-asian="es" style:country-asian="ES" style:font-name-complex="Arial3" style:font-size-complex="12pt"/>
    </style:style>
    <style:style style:name="P18"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P19"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 fo:font-size="12pt" fo:font-style="normal" fo:font-weight="normal" style:font-name-asian="Tahoma" style:font-size-asian="12pt" style:font-style-asian="normal" style:font-weight-asian="normal" style:font-name-complex="Tahoma" style:font-size-complex="12pt" style:font-style-complex="normal" style:font-weight-complex="normal"/>
    </style:style>
    <style:style style:name="P20"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NewRomanPSMT" style:font-size-asian="12pt" style:font-name-complex="TimesNewRomanPSMT" style:font-size-complex="12pt"/>
    </style:style>
    <style:style style:name="P21"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3pt" style:text-underline-style="solid" style:text-underline-width="auto" style:text-underline-color="font-color" fo:font-weight="bold" style:font-name-asian="Times New Roman" style:font-size-asian="13pt" style:language-asian="es" style:country-asian="ES" style:font-weight-asian="bold" style:font-name-complex="Arial3" style:font-size-complex="13pt" style:font-weight-complex="bold"/>
    </style:style>
    <style:style style:name="P23"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weight="bold" style:font-name-asian="Times New Roman" style:language-asian="es" style:country-asian="ES" style:font-weight-asian="bold" style:font-name-complex="Times New Roman" style:font-weight-complex="bold"/>
    </style:style>
    <style:style style:name="P24"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TimesNewRomanPS-BoldMT" fo:font-size="14pt" style:font-size-asian="14pt" style:font-size-complex="14pt"/>
    </style:style>
    <style:style style:name="P25"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style>
    <style:style style:name="P26"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Tahoma" fo:font-size="12pt" style:font-name-asian="Tahoma" style:font-size-asian="12pt" style:font-name-complex="Tahoma" style:font-size-complex="12pt"/>
    </style:style>
    <style:style style:name="P27" style:family="paragraph" style:parent-style-name="Standard">
      <style:paragraph-properties fo:margin-left="0cm" fo:margin-right="0cm" fo:margin-top="0cm" fo:margin-bottom="0.101cm" loext:contextual-spacing="false" fo:line-height="150%" fo:text-align="justify" style:justify-single-word="false" fo:text-indent="0cm" style:auto-text-indent="false" fo:padding="0.049cm" fo:border="0.06pt solid #000000" style:shadow="none"/>
      <style:text-properties style:font-name="Arial" fo:font-size="12pt" style:font-name-asian="Times New Roman" style:font-size-asian="12pt" style:language-asian="es" style:country-asian="ES" style:font-name-complex="Arial3" style:font-size-complex="12pt"/>
    </style:style>
    <style:style style:name="P28" style:family="paragraph" style:parent-style-name="Standard">
      <style:paragraph-properties fo:margin-left="0cm" fo:margin-right="0cm" fo:margin-top="0cm" fo:margin-bottom="0.101cm" loext:contextual-spacing="false" fo:line-height="150%" fo:text-align="justify" style:justify-single-word="false" fo:text-indent="0cm" style:auto-text-indent="false" fo:padding="0.049cm" fo:border="0.06pt solid #000000" style:shadow="none"/>
      <style:text-properties style:font-name="Tahoma" fo:font-size="10pt" style:font-name-asian="Tahoma" style:font-size-asian="10pt" style:language-asian="es" style:country-asian="ES" style:font-name-complex="Tahoma" style:font-size-complex="10pt"/>
    </style:style>
    <style:style style:name="P29" style:family="paragraph" style:parent-style-name="Standard">
      <style:paragraph-properties fo:margin-left="0cm" fo:margin-right="0cm" fo:margin-top="0cm" fo:margin-bottom="0.101cm" loext:contextual-spacing="false" fo:line-height="150%" fo:text-align="start" style:justify-single-word="false" fo:text-indent="0cm" style:auto-text-indent="false" fo:padding="0.049cm" fo:border="0.06pt solid #000000" style:shadow="none" style:text-autospace="none"/>
      <style:text-properties style:font-name="Tahoma" fo:font-size="10pt" style:font-name-asian="Tahoma" style:font-size-asian="10pt" style:language-asian="es" style:country-asian="ES" style:font-name-complex="Tahoma" style:font-size-complex="10pt"/>
    </style:style>
    <style:style style:name="P30" style:family="paragraph" style:parent-style-name="Standard">
      <style:paragraph-properties fo:margin-left="0cm" fo:margin-right="0cm" fo:margin-top="0cm" fo:margin-bottom="0.101cm" loext:contextual-spacing="false" fo:line-height="150%" fo:text-align="justify" style:justify-single-word="false" fo:text-indent="0cm" style:auto-text-indent="false" fo:padding="0.049cm" fo:border="0.51pt solid #000000" style:shadow="none"/>
      <style:text-properties style:font-name="Arial1" fo:font-size="12pt" fo:font-style="normal" fo:font-weight="normal" style:font-name-asian="TimesNewRomanPS-ItalicMT" style:font-size-asian="12pt" style:font-style-asian="normal" style:font-weight-asian="normal" style:font-name-complex="TimesNewRomanPS-ItalicMT" style:font-size-complex="12pt" style:font-style-complex="normal" style:font-weight-complex="normal"/>
    </style:style>
    <style:style style:name="P31" style:family="paragraph" style:parent-style-name="Standard" style:master-page-name="">
      <style:paragraph-properties fo:margin-left="0cm" fo:margin-right="0cm" fo:margin-top="0cm" fo:margin-bottom="0cm" loext:contextual-spacing="false" fo:line-height="150%" fo:text-align="justify" style:justify-single-word="false" fo:text-indent="0cm" style:auto-text-indent="false" style:page-number="auto" fo:padding="0.049cm" fo:border="0.06pt solid #000000" style:shadow="none"/>
      <style:text-properties style:font-name="Arial2" fo:font-size="12pt" style:font-name-asian="Times New Roman" style:font-size-asian="12pt" style:language-asian="es" style:country-asian="ES" style:font-name-complex="Arial3" style:font-size-complex="12pt"/>
    </style:style>
    <style:style style:name="P32" style:family="paragraph" style:parent-style-name="Standard">
      <style:paragraph-properties fo:margin-left="0cm" fo:margin-right="0cm" fo:margin-top="0cm" fo:margin-bottom="0.199cm" loext:contextual-spacing="false" fo:line-height="150%" fo:text-align="justify" style:justify-single-word="false" fo:text-indent="0cm" style:auto-text-indent="false" fo:padding="0.049cm" fo:border="0.06pt solid #000000" style:shadow="none"/>
      <style:text-properties style:font-name="Arial2" fo:font-size="12pt" style:font-name-asian="Times New Roman" style:font-size-asian="12pt" style:language-asian="es" style:country-asian="ES" style:font-name-complex="Arial3" style:font-size-complex="12pt"/>
    </style:style>
    <style:style style:name="P33" style:family="paragraph" style:parent-style-name="Standard">
      <style:paragraph-properties fo:margin-left="0cm" fo:margin-right="0cm" fo:margin-top="0cm" fo:margin-bottom="0.199cm" loext:contextual-spacing="false" fo:line-height="150%" fo:text-align="justify" style:justify-single-word="false" fo:text-indent="0cm" style:auto-text-indent="false" fo:padding="0.049cm" fo:border="0.06pt solid #000000" style:shadow="none"/>
      <style:text-properties fo:font-size="12pt" style:font-name-asian="Times New Roman" style:font-size-asian="12pt" style:language-asian="es" style:country-asian="ES" style:font-name-complex="Times New Roman" style:font-size-complex="12pt"/>
    </style:style>
    <style:style style:name="P34" style:family="paragraph" style:parent-style-name="Standard">
      <style:paragraph-properties fo:text-align="start" style:justify-single-word="false" style:text-autospace="none"/>
      <style:text-properties style:font-name="Tahoma" fo:font-size="10pt" style:font-name-asian="Tahoma" style:font-size-asian="10pt" style:font-name-complex="Tahoma" style:font-size-complex="10pt"/>
    </style:style>
    <style:style style:name="P35" style:family="paragraph" style:parent-style-name="Standard">
      <style:paragraph-properties fo:text-align="start" style:justify-single-word="false" style:text-autospace="none"/>
      <style:text-properties style:font-name="Tahoma" fo:font-size="12pt" style:font-name-asian="Tahoma" style:font-size-asian="12pt" style:font-name-complex="Tahoma" style:font-size-complex="12pt"/>
    </style:style>
    <style:style style:name="P36" style:family="paragraph" style:parent-style-name="Standard">
      <style:paragraph-properties fo:text-align="start" style:justify-single-word="false" style:text-autospace="none"/>
      <style:text-properties style:font-name="Arial" fo:font-size="12pt" style:font-name-asian="TimesNewRomanPSMT" style:font-size-asian="12pt" style:font-name-complex="TimesNewRomanPSMT" style:font-size-complex="12pt"/>
    </style:style>
    <style:style style:name="P37" style:family="paragraph" style:parent-style-name="Standard">
      <style:paragraph-properties style:text-autospace="none"/>
      <style:text-properties style:font-name="Arial" fo:font-size="12pt" style:font-name-asian="TimesNewRomanPSMT" style:font-size-asian="12pt" style:font-name-complex="TimesNewRomanPSMT" style:font-size-complex="12pt"/>
    </style:style>
    <style:style style:name="P38" style:family="paragraph" style:parent-style-name="Standard">
      <style:paragraph-properties fo:text-align="start" style:justify-single-word="false" style:text-autospace="none"/>
      <style:text-properties style:font-name="Arial" fo:font-size="12pt" style:font-name-asian="Tahoma" style:font-size-asian="12pt" style:font-name-complex="Tahoma" style:font-size-complex="12pt"/>
    </style:style>
    <style:style style:name="P39" style:family="paragraph" style:parent-style-name="Standard">
      <style:paragraph-properties style:text-autospace="none"/>
      <style:text-properties style:font-name="Arial" fo:font-size="12pt" style:font-name-asian="Tahoma" style:font-size-asian="12pt" style:font-name-complex="Tahoma" style:font-size-complex="12pt"/>
    </style:style>
    <style:style style:name="P40" style:family="paragraph" style:parent-style-name="Standard">
      <style:paragraph-properties fo:text-align="start" style:justify-single-word="false" style:text-autospace="none"/>
      <style:text-properties style:font-name="Arial" fo:font-size="12pt" fo:font-style="italic" style:font-name-asian="TimesNewRomanPS-ItalicMT" style:font-size-asian="12pt" style:font-style-asian="italic" style:font-name-complex="TimesNewRomanPS-ItalicMT" style:font-size-complex="12pt" style:font-style-complex="italic"/>
    </style:style>
    <style:style style:name="P41" style:family="paragraph" style:parent-style-name="Standard">
      <style:paragraph-properties fo:text-align="start" style:justify-single-word="false" style:text-autospace="none"/>
      <style:text-properties style:font-name="Arial" fo:font-size="12pt" style:font-name-asian="TimesNewRomanPS-ItalicMT" style:font-size-asian="12pt" style:font-name-complex="TimesNewRomanPS-ItalicMT" style:font-size-complex="12pt"/>
    </style:style>
    <style:style style:name="P42" style:family="paragraph" style:parent-style-name="Standard">
      <style:paragraph-properties style:text-autospace="none"/>
      <style:text-properties style:font-name="Arial" fo:font-size="12pt" fo:font-style="normal" style:font-name-asian="TimesNewRomanPS-ItalicMT" style:font-size-asian="12pt" style:font-style-asian="normal" style:font-name-complex="TimesNewRomanPS-ItalicMT" style:font-size-complex="12pt" style:font-style-complex="normal"/>
    </style:style>
    <style:style style:name="P43" style:family="paragraph" style:parent-style-name="Standard">
      <style:paragraph-properties fo:text-align="start" style:justify-single-word="false" style:text-autospace="none"/>
      <style:text-properties style:font-name="Arial" fo:font-size="12pt" style:font-name-asian="TimesNewRomanPS-BoldMT" style:font-size-asian="12pt" style:font-name-complex="TimesNewRomanPS-BoldMT" style:font-size-complex="12pt"/>
    </style:style>
    <style:style style:name="P44" style:family="paragraph" style:parent-style-name="Standard">
      <style:paragraph-properties style:text-autospace="none"/>
      <style:text-properties style:font-name="Arial" fo:font-size="12pt" style:font-name-asian="Wingdings-Regular" style:font-size-asian="12pt" style:font-name-complex="Wingdings-Regular" style:font-size-complex="12pt"/>
    </style:style>
    <style:style style:name="P45" style:family="paragraph" style:parent-style-name="Standard">
      <style:paragraph-properties style:text-autospace="none"/>
      <style:text-properties style:font-name="Arial" fo:font-size="12pt" style:text-underline-style="solid" style:text-underline-width="auto" style:text-underline-color="font-color" style:font-name-asian="Wingdings-Regular" style:font-size-asian="12pt" style:font-name-complex="Wingdings-Regular" style:font-size-complex="12pt"/>
    </style:style>
    <style:style style:name="P46" style:family="paragraph" style:parent-style-name="Standard">
      <style:paragraph-properties style:text-autospace="none"/>
      <style:text-properties style:font-name="Arial" fo:font-size="10pt" style:font-size-asian="10pt" style:font-size-complex="10pt"/>
    </style:style>
    <style:style style:name="P47" style:family="paragraph" style:parent-style-name="Standard">
      <style:paragraph-properties fo:text-align="start" style:justify-single-word="false" style:text-autospace="none"/>
      <style:text-properties style:font-name="Arial1" fo:font-size="12pt" fo:font-style="italic" style:font-name-asian="TimesNewRomanPS-ItalicMT" style:font-size-asian="12pt" style:font-style-asian="italic" style:font-name-complex="TimesNewRomanPS-ItalicMT" style:font-size-complex="12pt" style:font-style-complex="italic"/>
    </style:style>
    <style:style style:name="P48" style:family="paragraph" style:parent-style-name="Standard">
      <style:paragraph-properties fo:text-align="start" style:justify-single-word="false" style:text-autospace="none"/>
      <style:text-properties style:font-name="Arial1" fo:font-size="12pt" style:font-name-asian="Tahoma" style:font-size-asian="12pt" style:font-name-complex="Tahoma" style:font-size-complex="12pt"/>
    </style:style>
    <style:style style:name="P49" style:family="paragraph" style:parent-style-name="Standard">
      <style:paragraph-properties fo:text-align="start" style:justify-single-word="false" fo:padding="0.049cm" fo:border="0.06pt solid #000000" style:shadow="none" style:text-autospace="none"/>
      <style:text-properties style:font-name="Tahoma" fo:font-size="10pt" style:font-name-asian="Tahoma" style:font-size-asian="10pt" style:font-name-complex="Tahoma" style:font-size-complex="10pt"/>
    </style:style>
    <style:style style:name="P50" style:family="paragraph" style:parent-style-name="Standard">
      <style:paragraph-properties fo:text-align="start" style:justify-single-word="false" style:text-autospace="none"/>
      <style:text-properties style:font-name="Arial" fo:font-size="12pt" style:font-name-asian="Tahoma" style:font-size-asian="12pt" style:font-name-complex="Tahoma" style:font-size-complex="12pt"/>
    </style:style>
    <style:style style:name="P51" style:family="paragraph" style:parent-style-name="Standard" style:list-style-name="WWNum1" style:master-page-name="Standard">
      <style:paragraph-properties fo:margin-left="0cm" fo:margin-right="0cm" fo:margin-top="0cm" fo:margin-bottom="0.101cm" loext:contextual-spacing="false" fo:line-height="150%" fo:text-align="center" style:justify-single-word="false" fo:text-indent="0cm" style:auto-text-indent="false" style:page-number="auto"/>
      <style:text-properties style:font-name="Arial" fo:font-size="14pt" fo:font-weight="bold" style:font-name-asian="Times New Roman" style:font-size-asian="14pt" style:language-asian="es" style:country-asian="ES" style:font-weight-asian="bold" style:font-name-complex="Times New Roman" style:font-size-complex="14pt" style:font-weight-complex="bold"/>
    </style:style>
    <style:style style:name="P52" style:family="paragraph" style:parent-style-name="Standard" style:list-style-name="WWNum1" style:master-page-name="Standard">
      <style:paragraph-properties fo:margin-left="0cm" fo:margin-right="0cm" fo:margin-top="0cm" fo:margin-bottom="0.101cm" loext:contextual-spacing="false" fo:line-height="150%" fo:text-align="justify" style:justify-single-word="false" fo:text-indent="0cm" style:auto-text-indent="false" style:page-number="auto"/>
      <style:text-properties style:font-name="Arial" fo:font-size="12pt" fo:font-weight="bold" style:font-name-asian="Times New Roman" style:font-size-asian="12pt" style:language-asian="es" style:country-asian="ES" style:font-weight-asian="bold" style:font-name-complex="Times New Roman" style:font-size-complex="12pt" style:font-weight-complex="bold"/>
    </style:style>
    <style:style style:name="P53" style:family="paragraph" style:parent-style-name="Standard" style:list-style-name="L1">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language-asian="es" style:country-asian="ES" style:font-name-complex="Times New Roman" style:font-size-complex="12pt"/>
    </style:style>
    <style:style style:name="P54"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 fo:font-size="12pt" style:font-name-asian="Tahoma" style:font-size-asian="12pt" style:font-name-complex="Tahoma" style:font-size-complex="12pt"/>
    </style:style>
    <style:style style:name="P55"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fo:font-weight="bold" style:font-name-asian="Times New Roman" style:font-size-asian="12pt" style:language-asian="es" style:country-asian="ES" style:font-weight-asian="bold" style:font-name-complex="Arial3" style:font-size-complex="12pt" style:font-weight-complex="bold"/>
    </style:style>
    <style:style style:name="P56" style:family="paragraph" style:parent-style-name="Standard">
      <style:paragraph-properties fo:margin-left="0cm" fo:margin-right="0cm" fo:margin-top="0cm" fo:margin-bottom="0.101cm" loext:contextual-spacing="false" fo:line-height="150%" fo:text-align="justify" style:justify-single-word="false" fo:text-indent="0cm" style:auto-text-indent="false" style:text-autospace="none"/>
      <style:text-properties style:font-name="Arial1"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7" style:family="paragraph" style:parent-style-name="List_20_Paragraph" style:list-style-name="WWNum2">
      <style:paragraph-properties fo:margin-left="0cm" fo:margin-right="0cm" fo:margin-top="0cm" fo:margin-bottom="0.101cm" loext:contextual-spacing="false" fo:line-height="150%" fo:text-align="justify" style:justify-single-word="false" fo:text-indent="0cm" style:auto-text-indent="false"/>
      <style:text-properties style:font-name="Arial" fo:font-size="12pt" style:font-name-asian="Times New Roman" style:font-size-asian="12pt" style:language-asian="es" style:country-asian="ES" style:font-name-complex="Arial3" style:font-size-complex="12pt" style:font-weight-complex="bold"/>
    </style:style>
    <style:style style:name="T1" style:family="text">
      <style:text-properties style:font-name-asian="Times New Roman" style:language-asian="es" style:country-asian="ES" style:font-name-complex="Times New Roman"/>
    </style:style>
    <style:style style:name="T2" style:family="text">
      <style:text-properties style:font-name-asian="Times New Roman" style:language-asian="es" style:country-asian="ES" style:font-name-complex="Arial3"/>
    </style:style>
    <style:style style:name="T3" style:family="text">
      <style:text-properties style:font-name-asian="Times New Roman" style:language-asian="es" style:country-asian="ES" style:font-name-complex="Arial3" style:font-weight-complex="bold"/>
    </style:style>
    <style:style style:name="T4" style:family="text">
      <style:text-properties fo:font-weight="bold" style:font-weight-asian="bold" style:font-weight-complex="bold"/>
    </style:style>
    <style:style style:name="T5" style:family="text">
      <style:text-properties fo:font-weight="bold" style:language-asian="es" style:country-asian="ES" style:font-weight-asian="bold" style:font-weight-complex="bold"/>
    </style:style>
    <style:style style:name="T6" style:family="text">
      <style:text-properties fo:font-weight="bold" style:font-name-asian="TimesNewRomanPS-BoldMT" style:font-weight-asian="bold" style:font-name-complex="TimesNewRomanPS-BoldMT" style:font-weight-complex="bold"/>
    </style:style>
    <style:style style:name="T7" style:family="text">
      <style:text-properties fo:font-size="12pt" fo:font-style="italic" style:font-name-asian="TimesNewRomanPS-ItalicMT" style:font-size-asian="12pt" style:font-style-asian="italic" style:font-name-complex="TimesNewRomanPS-ItalicMT" style:font-size-complex="12pt" style:font-style-complex="italic"/>
    </style:style>
    <style:style style:name="T8" style:family="text">
      <style:text-properties fo:font-size="12pt" style:font-name-asian="TimesNewRomanPSMT" style:font-size-asian="12pt" style:font-name-complex="TimesNewRomanPSMT" style:font-size-complex="12pt"/>
    </style:style>
    <style:style style:name="T9" style:family="text">
      <style:text-properties fo:font-size="12pt" style:font-name-asian="TimesNewRomanPS-BoldMT" style:font-size-asian="12pt" style:font-name-complex="TimesNewRomanPS-BoldMT" style:font-size-complex="12pt"/>
    </style:style>
    <style:style style:name="T10" style:family="text">
      <style:text-properties fo:font-size="12pt" style:font-size-asian="12pt" style:font-size-complex="12pt"/>
    </style:style>
    <style:style style:name="T11" style:family="text">
      <style:text-properties fo:font-size="12pt" style:font-name-asian="Wingdings-Regular" style:font-size-asian="12pt" style:font-name-complex="Wingdings-Regular" style:font-size-complex="12pt"/>
    </style:style>
    <style:style style:name="T12" style:family="text">
      <style:text-properties fo:font-style="italic" style:font-name-asian="Times New Roman" style:language-asian="es" style:country-asian="ES" style:font-style-asian="italic" style:font-name-complex="Arial3" style:font-style-complex="italic"/>
    </style:style>
    <style:style style:name="T13" style:family="text">
      <style:text-properties fo:font-style="italic" style:text-underline-style="none" style:font-name-asian="Times New Roman" style:language-asian="es" style:country-asian="ES" style:font-style-asian="italic" style:font-name-complex="Arial3" style:font-style-complex="italic"/>
    </style:style>
    <style:style style:name="T14" style:family="text">
      <style:text-properties fo:font-style="italic" style:font-style-asian="italic" style:font-style-complex="italic"/>
    </style:style>
    <style:style style:name="T15" style:family="text">
      <style:text-properties fo:font-style="italic" style:font-name-asian="TimesNewRomanPS-ItalicMT" style:font-style-asian="italic" style:font-name-complex="TimesNewRomanPS-ItalicMT"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language-asian="es" style:country-asian="ES" style:font-style-asian="italic" style:font-style-complex="italic"/>
    </style:style>
    <style:style style:name="T18" style:family="text">
      <style:text-properties fo:font-style="italic" style:font-name-asian="TimesNewRomanPSMT" style:font-style-asian="italic" style:font-name-complex="TimesNewRomanPSMT" style:font-style-complex="italic"/>
    </style:style>
    <style:style style:name="T19" style:family="text">
      <style:text-properties style:font-name="Arial" fo:font-size="12pt" style:font-name-asian="Times New Roman" style:font-size-asian="12pt" style:language-asian="es" style:country-asian="ES" style:font-name-complex="Times New Roman" style:font-size-complex="12pt"/>
    </style:style>
    <style:style style:name="T20" style:family="text">
      <style:text-properties style:font-name="Arial" fo:font-size="12pt" style:font-name-asian="Times New Roman" style:font-size-asian="12pt" style:language-asian="es" style:country-asian="ES" style:font-name-complex="Arial3" style:font-size-complex="12pt"/>
    </style:style>
    <style:style style:name="T21" style:family="text">
      <style:text-properties style:font-name="Arial" fo:font-size="12pt" fo:font-weight="bold" style:font-name-asian="Times New Roman" style:font-size-asian="12pt" style:language-asian="es" style:country-asian="ES" style:font-weight-asian="bold" style:font-name-complex="Times New Roman" style:font-size-complex="12pt" style:font-weight-complex="bold"/>
    </style:style>
    <style:style style:name="T22" style:family="text">
      <style:text-properties style:font-name="Arial" fo:font-size="12pt" style:text-underline-style="none" style:font-name-asian="Times New Roman" style:font-size-asian="12pt" style:language-asian="es" style:country-asian="ES" style:font-name-complex="Arial3" style:font-size-complex="12pt"/>
    </style:style>
    <style:style style:name="T23" style:family="text">
      <style:text-properties style:font-name="Arial" style:font-name-asian="Times New Roman" style:language-asian="es" style:country-asian="ES" style:font-name-complex="Times New Roman"/>
    </style:style>
    <style:style style:name="T24" style:family="text">
      <style:text-properties style:language-asian="es" style:country-asian="ES"/>
    </style:style>
    <style:style style:name="T25" style:family="text">
      <style:text-properties style:font-name-asian="Tahoma" style:font-name-complex="Tahoma"/>
    </style:style>
    <style:style style:name="T26" style:family="text">
      <style:text-properties style:font-name-asian="TimesNewRomanPSMT" style:language-asian="es" style:country-asian="ES" style:font-name-complex="TimesNewRomanPSMT"/>
    </style:style>
    <style:style style:name="T27" style:family="text">
      <style:text-properties style:font-name-asian="TimesNewRomanPSMT" style:font-name-complex="TimesNewRomanPSMT"/>
    </style:style>
    <style:style style:name="T28" style:family="text">
      <style:text-properties style:font-name-asian="Wingdings-Regular" style:font-name-complex="Wingdings-Regular"/>
    </style:style>
    <style:style style:name="T29" style:family="text">
      <style:text-properties style:font-name-asian="TimesNewRomanPS-ItalicMT" style:language-asian="es" style:country-asian="ES" style:font-name-complex="TimesNewRomanPS-ItalicMT"/>
    </style:style>
    <style:style style:name="T30" style:family="text">
      <style:text-properties style:font-name-asian="TimesNewRomanPS-ItalicMT" style:font-name-complex="TimesNewRomanPS-ItalicMT"/>
    </style:style>
    <style:style style:name="T31" style:family="text">
      <style:text-properties style:text-underline-style="none"/>
    </style:style>
    <style:style style:name="T32" style:family="text">
      <style:text-properties style:text-underline-style="none" style:font-name-asian="Times New Roman" style:language-asian="es" style:country-asian="ES" style:font-name-complex="Arial3"/>
    </style:style>
    <style:style style:name="T33" style:family="text">
      <style:text-properties fo:font-size="13pt" style:text-underline-style="solid" style:text-underline-width="auto" style:text-underline-color="font-color" fo:font-weight="bold" style:font-name-asian="Times New Roman" style:font-size-asian="13pt" style:language-asian="es" style:country-asian="ES" style:font-weight-asian="bold" style:font-name-complex="Times New Roman" style:font-size-complex="13pt" style:font-weight-complex="bold"/>
    </style:style>
    <style:style style:name="T34" style:family="text">
      <style:text-properties fo:font-size="14pt" style:font-size-asian="14pt" style:font-size-complex="14pt"/>
    </style:style>
    <style:style style:name="T35" style:family="text">
      <style:text-properties fo:font-size="14pt" style:text-underline-style="none" style:font-size-asian="14pt" style:language-asian="es" style:country-asian="ES" style:font-size-complex="14pt"/>
    </style:style>
    <style:style style:name="T36" style:family="text">
      <style:text-properties fo:font-size="9pt" style:font-size-asian="9pt" style:font-size-complex="9pt"/>
    </style:style>
    <style:style style:name="T37" style:family="text">
      <style:text-properties style:font-name="Wingdings-Regular" fo:font-size="12pt" style:font-name-asian="Wingdings-Regular" style:font-size-asian="12pt" style:font-name-complex="Wingdings-Regular" style:font-size-complex="12pt"/>
    </style:style>
    <style:style style:name="T38" style:family="text">
      <style:text-properties fo:font-size="8pt" style:font-size-asian="8pt" style:font-size-complex="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68175697068285023" text:style-name="WWNum1">
        <text:list-header>
          <text:p text:style-name="P52">Introducción</text:p>
        </text:list-header>
      </text:list>
      <text:p text:style-name="P11">Entre los problemas que puede presentar un Esquema Relacional cuando el diseño es inadecuado cabe destacar:</text:p>
      <text:list xml:id="list2275155273456292195" text:style-name="L1">
        <text:list-item>
          <text:p text:style-name="P53">Incapacidad para almacenar ciertos hechos.</text:p>
        </text:list-item>
        <text:list-item>
          <text:p text:style-name="P53">Redundancias y posibilidad de inconsistencias.</text:p>
        </text:list-item>
        <text:list-item>
          <text:p text:style-name="P53">Ambigüedades</text:p>
        </text:list-item>
        <text:list-item>
          <text:p text:style-name="P53">Pérdida de información.</text:p>
        </text:list-item>
        <text:list-item>
          <text:p text:style-name="P53">Pérdida de Restricciones de Integridad.</text:p>
        </text:list-item>
        <text:list-item>
          <text:p text:style-name="P53">Aparición de estados que no son válidos en el mundo real, conocido como anomalías de inserción, borrado y modificación.</text:p>
        </text:list-item>
      </text:list>
      <text:p text:style-name="P11">El punto fundamental es que algunas relaciones pueden presentar aspectos indeseables, así pues, una vez que se ha obtenido Esquema Relacional del sistema, este debe ser analizado para comprobar que no presenta los problemas citados, evitando así la pérdida de información y la aparición de inconsistencias. Es la Teoría de la Normalización la que nos permite identificar esos casos y nos muestra la forma de convertir esas relaciones a una forma más deseable.</text:p>
      <text:p text:style-name="P11">Aunque puede emplearse como técnica de diseño, suele emplearse, más bien, como técnica de verificación del modelo lógico obtenido por transformación de objetos relacionales en tablas. </text:p>
      <text:p text:style-name="P11">Su objetivo analizar y comprobar el Modelo Lógico obtenido para construir una estructura lógica de datos óptima, flexible y que evite posibles anomalías en las futuras operaciones de manipulación de datos que se realizarán sobre la estructura de datos obtenida. </text:p>
      <text:p text:style-name="P11">La normalización de estructuras de datos es un método formal o deductivo, aplicable al modelo Relacional. </text:p>
      <text:p text:style-name="P11">La Normalización consiste en ir comprobando secuencialmente, si cada una de las tablas del Modelo Lógico Relacional obtenido cumple con determinadas condiciones. Cada una de éstas condiciones constituyen lo que se denomina Forma Normal. </text:p>
      <text:p text:style-name="P11"><text:soft-page-break/>Existen definidas cinco formas normales. En la práctica, es suficiente con normalizar cada tabla hasta la Tercera Forma Normal, ya que, si se normaliza más o menos se suelen producir disminuciones de rendimiento durante la manipulación de la Base de Datos. </text:p>
      <text:p text:style-name="P25"><text:span text:style-name="T10">P</text:span><text:span text:style-name="T19">ara ello, la </text:span><text:span text:style-name="T21">Teoría de la Normalización </text:span><text:span text:style-name="T19">tiene como fundamento el concepto de</text:span></text:p>
      <text:p text:style-name="P11"><text:span text:style-name="T4">Formas Normales</text:span>. Se dice que una Relación está en una determinada Forma Normal si satisface un cierto conjunto de restricciones, de tal forma, que cuantas más restricciones satisface mejor es la forma de la relación.</text:p>
      <text:p text:style-name="P11">Las formas normales son:</text:p>
      <text:p text:style-name="P11"><draw:frame draw:style-name="fr1" draw:name="gráficos1" text:anchor-type="paragraph" svg:width="15cm" svg:height="9.428cm" draw:z-index="3"><draw:image xlink:href="Pictures/2000000700005D1D00003A8890A28EC59A2F0740.svm" xlink:type="simple" xlink:show="embed" xlink:actuate="onLoad"/></draw:frame>Codd propuso tres formas normales, a las que denominó primera (1FN), segunda (2FN)y tercera forma normal (3FN). Posteriormente, Boyce y Codd propusieron un definición más estricta de la 3FN que se conoce como forma normal de Boyce-Codd (FNBC). Estas formas normales están basadas en las dependencias funcionales que existen entre los atributos de una relación. Otros</text:p>
      <text:p text:style-name="P11">autores han propuesto formas normales más avanzadas: cuarta forma normal (4FN) basada en el concepto de dependencia multivaluada y quinta forma <text:soft-page-break/>normal (5FN) basada en las dependencias de combinación o de join, así como las dependencias generalizadas.</text:p>
      <text:p text:style-name="P15"><text:span text:style-name="T1"><text:line-break/></text:span><text:span text:style-name="T33">1FN) Primera Forma Normal</text:span></text:p>
      <text:p text:style-name="P31"/>
      <text:p text:style-name="P32">Una relación está en 1FN si y solo si sus atributos sólo pueden tomar valores atómicos (simples, indivisibles)</text:p>
      <text:p text:style-name="P32"/>
      <text:p text:style-name="P14"><text:span text:style-name="T24">En una tupla o fila de la tabla, un atributo solo puede tomar un único valor de su dominio (conjunto de valores de los que un atributo puede tomar un valor). <text:s/></text:span><text:span text:style-name="T5">No pueden haber atributos estructurados ni multivaluados</text:span></text:p>
      <text:p text:style-name="P8">EJEMPLO 1:</text:p>
      <text:p text:style-name="P16">EMPLEADO (NIF, Nombre, Dirección, {Teléfono}n, Fecha-Nac)</text:p>
      <text:p text:style-name="P16">CP: {NIF}</text:p>
      <text:p text:style-name="P21"><text:span text:style-name="T9"><text:tab/>1FN</text:span><text:span text:style-name="T8">: NO</text:span><text:span text:style-name="T7"> por tener atributos multivaluados</text:span></text:p>
      <text:p text:style-name="P5"><text:span text:style-name="T24">Procedimiento</text:span><text:span text:style-name="T26">: </text:span><text:span text:style-name="T29">Creamos una nueva relación con los teléfonos de tal forma que</text:span></text:p>
      <text:p text:style-name="P6">tiene DI con Empleado.</text:p>
      <text:p text:style-name="P4">EMPLEADO (NIF, Nombre, Dirección, Fecha-Nac)</text:p>
      <text:p text:style-name="P4">CP: {NIF}</text:p>
      <text:p text:style-name="P4">TELÉFONOS (NIF, Teléfono)</text:p>
      <text:p text:style-name="P4">CP: {NIF, Teléfono}</text:p>
      <text:p text:style-name="P5"><text:span text:style-name="T25">CAj: {NIF} </text:span><text:span text:style-name="T28"> </text:span><text:span text:style-name="T25">EMPLEADO</text:span></text:p>
      <text:p text:style-name="P4"/>
      <text:p text:style-name="P7">EJEMPLO 2:</text:p>
      <text:p text:style-name="P1">EMPLEADO (NIF, Nombre, Dirección{Calle, nº, CP}, Fecha-Nac)</text:p>
      <text:p text:style-name="P1">CP: {NIF}</text:p>
      <text:p text:style-name="P3">1FN<text:span text:style-name="T27">: </text:span><text:span text:style-name="T30">no por tener atributos compuestos</text:span></text:p>
      <text:p text:style-name="P3">Procedimiento<text:span text:style-name="T27">: </text:span><text:span text:style-name="T30">Creamos una nueva relación con el atributo compuesto de tal</text:span></text:p>
      <text:p text:style-name="P2">forma que tiene DI con Empleado.</text:p>
      <text:p text:style-name="P1"><text:soft-page-break/>EMPLEADO (NIF, Nombre, Calle, nº, CP, Fecha-Nac)</text:p>
      <text:p text:style-name="P4">CP: {NIF}</text:p>
      <text:p text:style-name="P22">Dependencia funcional</text:p>
      <text:p text:style-name="P12"><draw:custom-shape text:anchor-type="paragraph" draw:z-index="4" draw:style-name="gr1" svg:width="0.847cm" svg:height="0.186cm" svg:x="5.263cm" svg:y="1.63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ea R una relación tal que R(r1,r2,…,rN) y sean X e Y dos conjuntos de atributos de la relación. Se dice que Y depende funcionalmente de X o que X implica Y, denotado por X <text:s text:c="5"/>Y, cuando dadas dos tuplas de R distintas si tienen el mismo valor para el conjunto X tienen el mismo valor para el conjunto Y. </text:p>
      <text:p text:style-name="P15"><draw:custom-shape text:anchor-type="paragraph" draw:z-index="5" draw:style-name="gr1" svg:width="0.847cm" svg:height="0.186cm" svg:x="6.957cm" svg:y="0.83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Ejemplo:</text:span><text:span text:style-name="T2">si conocemos el valor de </text:span><text:span text:style-name="T12">FechaDeNacimiento</text:span><text:span text:style-name="T2"> podemos conocer el valor de </text:span><text:span text:style-name="T12">Edad</text:span><text:span text:style-name="T2">: </text:span><text:span text:style-name="T12">FechaDeNacimiento</text:span><text:span text:style-name="T2"> <text:s text:c="10"/></text:span><text:span text:style-name="T12">Edad</text:span></text:p>
      <text:p text:style-name="P15"><text:span text:style-name="T2">Aquí a </text:span><text:span text:style-name="T12">FechaDeNacimiento</text:span><text:span text:style-name="T2"> se le conoce como un determinante. Se puede leer de dos formas </text:span><text:span text:style-name="T12">FechaDeNacimiento</text:span><text:span text:style-name="T2"> determina a </text:span><text:span text:style-name="T12">Edad</text:span><text:span text:style-name="T2"> o </text:span><text:span text:style-name="T12">Edad</text:span><text:span text:style-name="T2"> es funcionalmente dependiente de </text:span><text:span text:style-name="T12">FechaDeNacimiento</text:span><text:span text:style-name="T2">. </text:span></text:p>
      <text:p text:style-name="P17">Dependencia funcional completa</text:p>
      <text:p text:style-name="P13"><draw:custom-shape text:anchor-type="paragraph" draw:z-index="6" draw:style-name="gr1" svg:width="0.847cm" svg:height="0.186cm" svg:x="12.248cm" svg:y="0.14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Una dependencia funcional entre dos conjuntos de atributos X <text:s text:c="6"/>Y se dice que es completa si la eliminación de cualquier atributo del conjunto X hace que la dependencia deje de existir.</text:p>
      <text:p text:style-name="P17">Conjunto de interés</text:p>
      <text:p text:style-name="P13">Conjunto de interés de una relación es un conjunto de dependencias funcionales que basta considerar para normalizar la relación. Debe cumplir las siguientes condiciones:</text:p>
      <text:list xml:id="list5181594324049347469" text:style-name="WWNum2">
        <text:list-item>
          <text:p text:style-name="P57">Y consta de un solo elemento.</text:p>
        </text:list-item>
        <text:list-item>
          <text:p text:style-name="P57">Y depende completamente de X</text:p>
        </text:list-item>
        <text:list-item>
          <text:p text:style-name="P57">El conjunto es minimal.</text:p>
        </text:list-item>
      </text:list>
      <text:p text:style-name="P17">Dependencia funcional transitiva.</text:p>
      <text:p text:style-name="P15"><text:span text:style-name="T2">Sean </text:span><text:span text:style-name="T12">X, Y, Z</text:span><text:span text:style-name="T2"> tres atributos (o grupos de atributos) de la misma entidad. Si </text:span><text:span text:style-name="T12">Y</text:span><text:span text:style-name="T2"> depende funcionalmente de </text:span><text:span text:style-name="T12">X</text:span><text:span text:style-name="T2"> y </text:span><text:span text:style-name="T12">Z</text:span><text:span text:style-name="T2"> de </text:span><text:span text:style-name="T12">Y</text:span><text:span text:style-name="T2">, pero </text:span><text:span text:style-name="T12">X</text:span><text:span text:style-name="T2"> no depende funcionalmente de </text:span><text:span text:style-name="T12">Y</text:span><text:span text:style-name="T2">, se dice que </text:span><text:span text:style-name="T12">Z</text:span><text:span text:style-name="T2"> depende transitivamente de </text:span><text:span text:style-name="T12">X</text:span><text:span text:style-name="T2">. Simbólicamente sería:</text:span></text:p>
      <text:p text:style-name="P19"><text:span text:style-name="T13">X</text:span><text:span text:style-name="T32"> </text:span><text:span text:style-name="T31"><draw:frame draw:style-name="fr2" draw:name="gráficos7" text:anchor-type="as-char" svg:y="-0.199cm" svg:width="0.474cm" svg:height="0.21cm" draw:z-index="0"><draw:image xlink:href="Pictures/10000000000000120000000884CF81AD0541D4A9.png" xlink:type="simple" xlink:show="embed" xlink:actuate="onLoad"/></draw:frame></text:span><text:span text:style-name="T13">Y</text:span><text:span text:style-name="T32"> </text:span><text:span text:style-name="T31"><draw:frame draw:style-name="fr2" draw:name="gráficos8" text:anchor-type="as-char" svg:y="-0.199cm" svg:width="0.474cm" svg:height="0.21cm" draw:z-index="1"><draw:image xlink:href="Pictures/100000000000001200000008188AB6169FF25D4A.png" xlink:type="simple" xlink:show="embed" xlink:actuate="onLoad"/></draw:frame></text:span><text:span text:style-name="T13">Z</text:span><text:span text:style-name="T32"> entonces </text:span><text:span text:style-name="T13">X</text:span><text:span text:style-name="T32"> </text:span><text:span text:style-name="T31"><draw:frame draw:style-name="fr2" draw:name="gráficos9" text:anchor-type="as-char" svg:y="-0.199cm" svg:width="0.474cm" svg:height="0.21cm" draw:z-index="2"><draw:image xlink:href="Pictures/10000000000000120000000807297FE3DCE11F88.png" xlink:type="simple" xlink:show="embed" xlink:actuate="onLoad"/></draw:frame></text:span><text:span text:style-name="T13">Z</text:span></text:p>
      <text:p text:style-name="P24"><text:soft-page-break/><text:span text:style-name="T19"><text:line-break/></text:span><text:span text:style-name="T21">2FN) Segunda Forma Normal</text:span></text:p>
      <text:p text:style-name="P33"><text:s/></text:p>
      <text:p text:style-name="P32">Dada una relación R, se dice está en Segunda Forma Normal(2FN) si y solo si está en 1FN y todos los atributos no clave dependen por completo de la clave primaria completa.</text:p>
      <text:p text:style-name="P32"/>
      <text:p text:style-name="P18">EJEMPLO:</text:p>
      <text:p text:style-name="P25"><text:span text:style-name="T35">P</text:span><text:span text:style-name="T22">RIMERA(NIF, NomEmpl, Dirección, Teléfono, Fecha, Codigo, NomProy, </text:span><text:span text:style-name="T20">Presupuesto, Inicio, Fin, Ciudad, Idóneo, Desde, Hasta)</text:span></text:p>
      <text:p text:style-name="P13">CP: {NIF,Codigo, Desde}</text:p>
      <text:p text:style-name="P13"><text:span text:style-name="T4">1FN</text:span><text:span text:style-name="T14">: Sí, <text:s/>todos los atributos son simples y atómicos.</text:span></text:p>
      <text:p text:style-name="P13"><text:span text:style-name="T4">2FN</text:span><text:span text:style-name="T14">: No porque no existe dependencia funcional completa de los atributos con</text:span></text:p>
      <text:p text:style-name="P13"><text:span text:style-name="T14">respecto a la clave. Analicemos las dependencias funcionales</text:span><text:span text:style-name="T15">:</text:span></text:p>
      <text:p text:style-name="P27">Conjunto de interés:</text:p>
      <text:p text:style-name="P28"><draw:custom-shape text:anchor-type="paragraph" draw:z-index="7" draw:style-name="gr1" svg:width="0.847cm" svg:height="0.186cm" svg:x="0.76cm" svg:y="0.201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NIF </text:span><text:span text:style-name="T37"><text:s text:c="5"/></text:span><text:span text:style-name="T10">NomEmpl, Dirección, Teléfono, Fecha</text:span></text:p>
      <text:p text:style-name="P49"><draw:custom-shape text:anchor-type="paragraph" draw:z-index="9" draw:style-name="gr1" svg:width="0.847cm" svg:height="0.186cm" svg:x="1.453cm" svg:y="0.175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Código <text:s text:c="2"/></text:span><text:span text:style-name="T37"><text:s text:c="4"/></text:span><text:span text:style-name="T10">NomProy, Presupuesto, Inicio, Fin, Ciudad, Idóneo</text:span></text:p>
      <text:p text:style-name="P29"><draw:custom-shape text:anchor-type="paragraph" draw:z-index="8" draw:style-name="gr1" svg:width="0.847cm" svg:height="0.186cm" svg:x="3.597cm" svg:y="0.175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NIF,Código,Desde <text:s text:c="10"/></text:span><text:span text:style-name="T37"><text:s/></text:span><text:span text:style-name="T10">Hasta</text:span></text:p>
      <text:p text:style-name="P13">Tal y como está definida esta relación cada vez que introduzcamos los datos de uno de los empleados deberemos repetir los datos del proyecto, esto provoca redundancias de la información además de un elevado consumo de recursos</text:p>
      <text:p text:style-name="P26"/>
      <text:p text:style-name="P13"><text:span text:style-name="T4">Procedimiento</text:span>: <text:span text:style-name="T14">Creamos una nueva relación con los atributos que dependen</text:span></text:p>
      <text:p text:style-name="P13">funcionalmente de una parte de la clave principal, tomando esa parte como CP de la nueva relación, así nuestras relaciones se iran quedando:</text:p>
      <text:p text:style-name="P55">NORMALIZAMOS LA PRIMERA DEPENDENCIA:</text:p>
      <text:p text:style-name="P13">PRIMERA(NIF, Codigo, NomProy, Presupuesto, Inicio, Fin, Ciudad, Idóneo,</text:p>
      <text:p text:style-name="P13">Desde, Hasta)</text:p>
      <text:p text:style-name="P13"><text:soft-page-break/>CP: {NIF,Codigo, Desde}</text:p>
      <text:p text:style-name="P34"><draw:custom-shape text:anchor-type="paragraph" draw:z-index="10" draw:style-name="gr1" svg:width="0.847cm" svg:height="0.186cm" svg:x="2.036cm" svg:y="0.14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CAj: {NIF} <text:s text:c="6"/></text:span><text:span text:style-name="T37"><text:s/></text:span><text:span text:style-name="T10">S</text:span><text:span text:style-name="T38">EGUNDA</text:span><text:span text:style-name="T10">_1</text:span></text:p>
      <text:p text:style-name="P34"><text:span text:style-name="T34">S</text:span><text:span text:style-name="T36">EGUNDA</text:span><text:span text:style-name="T34">_1</text:span><text:span text:style-name="T10">(NIF, NomEmpl, Dirección, Teléfono, Fecha)</text:span></text:p>
      <text:p text:style-name="P35">CP: {NIF}</text:p>
      <text:p text:style-name="P10">NORMALIZAMOS LA SEGUNDA DEPENDENCIA:</text:p>
      <text:p text:style-name="P34"><text:span text:style-name="T34">P</text:span><text:span text:style-name="T36">RIMERA</text:span><text:span text:style-name="T10">(NIF, Codigo, Desde, Hasta)</text:span></text:p>
      <text:p text:style-name="P35">CP: {NIF,Codigo, Desde}</text:p>
      <text:p text:style-name="P34"><draw:custom-shape text:anchor-type="paragraph" draw:z-index="11" draw:style-name="gr1" svg:width="0.847cm" svg:height="0.186cm" svg:x="2.485cm" svg:y="0.254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CAj: {NIF} <text:s text:c="10"/></text:span><text:span text:style-name="T37"><text:s/></text:span><text:span text:style-name="T10">S</text:span><text:span text:style-name="T38">EGUNDA</text:span><text:span text:style-name="T10">_1</text:span></text:p>
      <text:p text:style-name="P34"><draw:custom-shape text:anchor-type="paragraph" draw:z-index="12" draw:style-name="gr1" svg:width="0.847cm" svg:height="0.186cm" svg:x="2.803cm" svg:y="0.254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CAj: {Codigo} <text:s text:c="6"/></text:span><text:span text:style-name="T37"><text:s/></text:span><text:span text:style-name="T10">S</text:span><text:span text:style-name="T38">EGUNDA</text:span><text:span text:style-name="T10">_2</text:span></text:p>
      <text:p text:style-name="P34"><text:span text:style-name="T34">S</text:span><text:span text:style-name="T36">EGUNDA</text:span><text:span text:style-name="T34">_1</text:span><text:span text:style-name="T10">(NIF, NomEmpl, Dirección, Teléfono, Fecha)</text:span></text:p>
      <text:p text:style-name="P35">CP: {NIF}</text:p>
      <text:p text:style-name="P34"><text:span text:style-name="T34">S</text:span><text:span text:style-name="T36">EGUNDA</text:span><text:span text:style-name="T34">_2</text:span><text:span text:style-name="T10">(Codigo, NomProy, Presupuesto, Inicio, Fin, Ciudad, Idóneo)</text:span></text:p>
      <text:p text:style-name="P35">CP: {Codigo }</text:p>
      <text:p text:style-name="P47">Lo que resulta son tres Relaciones donde los atributos dependen funcionalmente de la clave principal.</text:p>
      <text:p text:style-name="P25"><text:span text:style-name="T23"><text:line-break/></text:span><text:span text:style-name="T21">3FN</text:span><text:span text:style-name="T19">) </text:span><text:span text:style-name="T21">Tercera Forma Normal</text:span></text:p>
      <text:p text:style-name="P23"/>
      <text:p text:style-name="P30"><text:span text:style-name="T24">Dada una relación R, se dice está en Tercera Forma Normal </text:span>(3FN) si y solo si está en 2FN y todos los atributos no clave dependen de manera no transitiva de la clave primaria por completo, es decir, ningún atributo podrá depender de otro que no sea clave candidata.</text:p>
      <text:p text:style-name="P9">Hablamos de dependencia transitiva cuando ocurre lo siguiente:</text:p>
      <text:p text:style-name="P48">R(A, B, C)</text:p>
      <text:p text:style-name="P48">CP: {A}</text:p>
      <text:p text:style-name="P36">Entre los atributos se dan las siguientes dependencias funcionales:</text:p>
      <text:p text:style-name="P46"><draw:custom-shape text:anchor-type="paragraph" draw:z-index="13" draw:style-name="gr1" svg:width="0.847cm" svg:height="0.186cm" svg:x="6.454cm" svg:y="0.01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1" svg:width="0.847cm" svg:height="0.186cm" svg:x="2.565cm" svg:y="0.069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0.847cm" svg:height="0.186cm" svg:x="0.686cm" svg:y="0.14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8">A <text:s text:c="9"/></text:span><text:span text:style-name="T11"><text:s/></text:span><text:span text:style-name="T8">B, B <text:s text:c="9"/>C y por tanto A <text:s text:c="8"/></text:span><text:span text:style-name="T11"><text:s/></text:span><text:span text:style-name="T8">C</text:span></text:p>
      <text:p text:style-name="P20"><text:soft-page-break/><text:span text:style-name="T17">El problema lo da la segunda dependencia, así que lo que interesa es registrar esa </text:span>dependencia en una nueva relación, al descomponer R se quedará:</text:p>
      <text:p text:style-name="P38">R(A,B) <text:tab/><text:tab/><text:tab/><text:tab/><text:tab/>X(B,C)</text:p>
      <text:p text:style-name="P38"><text:s text:c="5"/>CP: {A} <text:tab/><text:tab/><text:tab/> <text:s text:c="3"/><text:tab/><text:tab/> <text:s text:c="3"/>CP: {B}</text:p>
      <text:p text:style-name="P37"><draw:custom-shape text:anchor-type="paragraph" draw:z-index="16" draw:style-name="gr1" svg:width="0.847cm" svg:height="0.186cm" svg:x="2.565cm" svg:y="0.069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5"> <text:s text:c="5"/>CAj: {B} </text:span><text:span text:style-name="T28"><text:s text:c="11"/>X</text:span></text:p>
      <text:p text:style-name="P44"/>
      <text:p text:style-name="P45">EJEMPLO:</text:p>
      <text:p text:style-name="P42"><text:span text:style-name="T31">Sigamos con nuestro ejemplo con las relaciones Primera, Segunda_1, </text:span><text:span text:style-name="T14">Segunda_2</text:span></text:p>
      <text:p text:style-name="P38">PRIMERA(NIF, Codigo, Desde, Hasta)</text:p>
      <text:p text:style-name="P38">CP: {NIF,Codigo, Desde}</text:p>
      <text:p text:style-name="P41"><text:span text:style-name="T25">CAj: {NIF} </text:span><text:span text:style-name="T28"> </text:span><text:span text:style-name="T25">SEGUNDA_1</text:span></text:p>
      <text:p text:style-name="P41"><text:span text:style-name="T25">CAj: {Codigo} </text:span><text:span text:style-name="T28"> </text:span><text:span text:style-name="T25">SEGUNDA_2</text:span></text:p>
      <text:p text:style-name="P38"/>
      <text:p text:style-name="P38">SEGUNDA_1(NIF, NomEmpl, Dirección, Teléfono, Fecha)</text:p>
      <text:p text:style-name="P38">CP: {NIF}</text:p>
      <text:p text:style-name="P38"/>
      <text:p text:style-name="P38">SEGUNDA_2(Codigo, NomProy, Presupuesto, Inicio, Fin, Ciudad, Idóneo)</text:p>
      <text:p text:style-name="P38">CP: {Codigo }</text:p>
      <text:p text:style-name="P41"><text:span text:style-name="T6">1FN</text:span><text:span text:style-name="T27">: </text:span><text:span text:style-name="T14">SÍ en todas las relaciones los atributos son simples y atómicos.</text:span></text:p>
      <text:p text:style-name="P41"><text:span text:style-name="T6">2FN</text:span><text:span text:style-name="T27">: </text:span><text:span text:style-name="T14">SÍ porque no existe dependencia funcional completa de los atributos con</text:span></text:p>
      <text:p text:style-name="P40">respecto a la clave.</text:p>
      <text:p text:style-name="P41"><text:span text:style-name="T6">3FN</text:span><text:span text:style-name="T27">: </text:span><text:span text:style-name="T14">Las Relaciones Primera y Segunda_1 SÍ porque no existe dependencia</text:span></text:p>
      <text:p text:style-name="P40">funcional transitiva entre los atributos con respecto a la clave. Sin embargo, en</text:p>
      <text:p text:style-name="P40">Segunda_2 nos encontramos con que Idóneo depende directamente de Ciudad y esta de Proyecto, por tanto no está en 3FN y habrá que normalizarla.</text:p>
      <text:p text:style-name="P40"/>
      <text:p text:style-name="P43"><text:soft-page-break/><text:span text:style-name="T16">Procedimiento</text:span><text:span text:style-name="T18">: </text:span><text:span text:style-name="T15">Creamos una nueva relación con los atributos que dependen</text:span></text:p>
      <text:p text:style-name="P40">funcionalmente del atributo(s) que no es clave candidata dejando ese atributo en la relación inicial como clave ajena a la nueva.</text:p>
      <text:p text:style-name="P38">SEGUNDA_2(Codigo, NomProy, Presupuesto, Inicio, Fin, Ciudad)</text:p>
      <text:p text:style-name="P38">CP: {Codigo }</text:p>
      <text:p text:style-name="P43"><text:span text:style-name="T25">CAj: {Ciudad} </text:span><text:span text:style-name="T28"> </text:span><text:span text:style-name="T25">GUIA</text:span></text:p>
      <text:p text:style-name="P38"/>
      <text:p text:style-name="P38">GUIA(Ciudad, Idóneo)</text:p>
      <text:p text:style-name="P39">CP: {Ciu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NewRomanPS-BoldMT" svg:font-family="TimesNewRomanPS-BoldMT"/>
    <style:font-face style:name="Wingdings-Regular" svg:font-family="Wingdings-Regular"/>
    <style:font-face style:name="TimesNewRomanPSMT" svg:font-family="TimesNewRomanPSMT" style:font-family-generic="roman"/>
    <style:font-face style:name="TimesNewRomanPS-ItalicMT" svg:font-family="TimesNewRomanPS-ItalicMT" style:font-family-generic="script"/>
    <style:font-face style:name="Tahoma" svg:font-family="Tahoma"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Lucida Sans Unicode"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Lucida Sans Unicode"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_20__28_Web_29_" style:display-name="Normal (Web)"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WWNum1" style:master-page-name="Standard">
      <style:paragraph-properties fo:margin-left="0cm" fo:margin-right="0cm" fo:margin-top="0cm" fo:margin-bottom="0.101cm" loext:contextual-spacing="false" fo:line-height="150%" fo:text-align="center" style:justify-single-word="false" fo:text-indent="0cm" style:auto-text-indent="false" style:page-number="auto"/>
      <style:text-properties style:font-name="Arial" fo:font-size="14pt" fo:font-weight="bold" style:font-name-asian="Times New Roman" style:font-size-asian="14pt" style:language-asian="es" style:country-asian="ES" style:font-weight-asian="bold" style:font-name-complex="Times New Roman" style:font-size-complex="14pt" style:font-weight-complex="bol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list xml:id="list8468175697068285023" text:style-name="WWNum1">
          <text:list-header>
            <text:p text:style-name="MP1">NORMALIZACIÓN</text:p>
          </text:list-header>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meta:initial-creator>
    <meta:editing-cycles>7</meta:editing-cycles>
    <meta:creation-date>2008-11-13T09:00:00</meta:creation-date>
    <dc:date>2014-01-27T15:08:52.41</dc:date>
    <meta:editing-duration>PT1H49M9S</meta:editing-duration>
    <meta:generator>LibreOffice/5.1.6.2$Linux_X86_64 LibreOffice_project/10m0$Build-2</meta:generator>
    <meta:document-statistic meta:table-count="0" meta:image-count="4" meta:object-count="0" meta:page-count="8" meta:paragraph-count="123" meta:word-count="1354" meta:character-count="8803" meta:non-whitespace-character-count="7432"/>
    <meta:template xlink:type="simple" xlink:actuate="onRequest" xlink:title="Normal" xlink:href=""/>
  </office:meta>
</office:document-meta>
</file>